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Verdana" svg:font-family="Verdana"/>
    <style:font-face style:name="arial" svg:font-family="arial" style:font-family-generic="swiss"/>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arial" fo:font-size="10pt" fo:letter-spacing="normal" fo:font-style="normal" fo:font-weight="bold" style:font-size-asian="10pt" style:font-style-asian="normal" style:font-weight-asian="bold" style:font-size-complex="12pt" style:font-weight-complex="normal"/>
    </style:style>
    <style:style style:name="P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font-variant="normal" fo:text-transform="none" fo:color="#000000" style:font-name="Verdana" fo:font-size="10pt" fo:letter-spacing="normal" fo:font-style="normal" fo:font-weight="normal" style:font-size-asian="12pt" style:font-style-asian="normal" style:font-weight-asian="normal" style:font-size-complex="12pt" style:font-weight-complex="normal"/>
    </style:style>
    <style:style style:name="P8"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P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fo:letter-spacing="normal"/>
    </style:style>
    <style:style style:name="P10" style:family="paragraph" style:parent-style-name="Text_20_body">
      <style:paragraph-properties fo:margin-left="0cm" fo:margin-right="0cm" fo:margin-top="0cm" fo:margin-bottom="0cm" fo:orphans="2" fo:widows="2" fo:hyphenation-ladder-count="no-limit" fo:text-indent="0cm" style:auto-text-indent="false" style:text-autospace="ideograph-alpha" style:punctuation-wrap="hanging" style:line-break="strict" style:writing-mode="lr-tb"/>
      <style:text-properties fo:font-variant="normal" fo:text-transform="none" fo:color="#000000" style:font-name="Times New Roman" fo:font-size="12pt" fo:letter-spacing="normal" fo:language="en" fo:country="US" fo:font-style="normal" fo:font-weight="normal"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size-asian="12pt"/>
    </style:style>
    <style:style style:name="T5" style:family="text">
      <style:text-properties style:font-size-complex="12pt"/>
    </style:style>
    <style:style style:name="T6" style:family="text">
      <style:text-properties fo:font-style="normal" fo:font-weight="normal"/>
    </style:style>
    <style:style style:name="T7" style:family="text">
      <style:text-properties style:font-name="Verdana" fo:font-style="normal" fo:font-weight="normal"/>
    </style:style>
    <style:style style:name="T8" style:family="text">
      <style:text-properties style:font-name="Verdana" fo:font-size="10pt" fo:font-style="normal" fo:font-weight="normal"/>
    </style:style>
    <style:style style:name="T9" style:family="text">
      <style:text-properties style:font-name="Verdana" fo:font-size="12pt" fo:font-style="normal" fo:font-weight="normal" style:font-size-asian="12pt" style:font-size-complex="12pt"/>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normal" fo:font-weight="normal" style:font-size-asian="12pt" style:font-size-complex="12pt"/>
    </style:style>
    <style:style style:name="T1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shua Grant</text:p>
      <text:p text:style-name="P2">102-305 Wharncliffe Road North, London, Ontario, Canada, N6G 1E1</text:p>
      <text:p text:style-name="P2">Email: joshua.m.grant@gmail.com</text:p>
      <text:p text:style-name="P1"><text:span text:style-name="T3"><text:s/>Mobile: (226) 373-0152, Home: (519) 434-5604</text:span></text:p>
      <text:p text:style-name="P7"/>
      <text:p text:style-name="P10">Institute for Clinical Evaluative Sciences</text:p>
      <text:p text:style-name="P10">G1 06, 2075 Bayview Avenue</text:p>
      <text:p text:style-name="P9"><text:span text:style-name="T12">Toronto, ON, </text:span><text:span text:style-name="T12">Canada</text:span></text:p>
      <text:p text:style-name="P8"><text:s/>M4N 3M5</text:p>
      <text:p text:style-name="P4"/>
      <text:p text:style-name="P3"/>
      <text:p text:style-name="P3"/>
      <text:p text:style-name="P3">To Whom It May Concern, </text:p>
      <text:p text:style-name="P3"/>
      <text:p text:style-name="P3">I would like to formally apply for position of <text:span text:style-name="T13">Health Data Administrator</text:span> with the Institute for Clinical Evaluative Sciences. With my strengths in both abstract and analytical problem solving skills, technical knowledge and experience deriving and testing mathematical models, and an outgoing personality with strong initiative, I feel I am a prime candidate for the position.</text:p>
      <text:p text:style-name="P3"/>
      <text:p text:style-name="P3">I am currently completing my Master's in applied mathematics in the area of mathematical biology. In my research, I have encountered much research devoted to biological and health-related topics, such as epidemic and immunological modeling and evaluation of vaccination programs. Solving problems related to these fields allowed me to become comfortable employing scientific tools. These include programming Monte Carlo simulations or using numerical software such as Matlab. Experience with these tools has given me a close attention to detail, as well as confidence in learning new programming languages and techniques, such as database programming in SQL. I am more than willing to apply such skills and knowledge to quantitative problems in health care. </text:p>
      <text:p text:style-name="P3"/>
      <text:p text:style-name="P3">Lastly, in addition to my technical qualifications, I also have an outgoing personality conducive to inter-personal communication. Being a self starter with high levels of initiative, I believe these characteristics make me ideal for the position. I have also included my resume for your consideration, and would be very appreciative to receive further consideration. Thank you for this opportunity. </text:p>
      <text:p text:style-name="P3"/>
      <text:p text:style-name="P3">Sincerely, </text:p>
      <text:p text:style-name="P3"/>
      <text:p text:style-name="P3"/>
      <text:p text:style-name="P3">Joshua Grant</text:p>
      <text:p text:style-name="P3"/>
      <text:p text:style-name="P5"/>
      <text:p text:style-name="P3"/>
      <text:p text:style-name="P3"/>
      <text:p text:style-name="P2"/>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Verdana" svg:font-family="Verdana"/>
    <style:font-face style:name="arial" svg:font-family="arial" style:font-family-generic="swiss"/>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3-12T11:14:47</meta:creation-date>
    <dc:creator>Joshua Grant</dc:creator>
    <dc:date>2009-06-23T11:35:16</dc:date>
    <meta:editing-cycles>24</meta:editing-cycles>
    <meta:editing-duration>PT5H15M22S</meta:editing-duration>
    <meta:user-defined meta:name="Info 1"/>
    <meta:user-defined meta:name="Info 2"/>
    <meta:user-defined meta:name="Info 3"/>
    <meta:user-defined meta:name="Info 4"/>
    <meta:document-statistic meta:table-count="0" meta:image-count="0" meta:object-count="0" meta:page-count="1" meta:paragraph-count="14" meta:word-count="276" meta:character-count="1828"/>
  </office:meta>
</office:document-meta>
</file>